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2.6693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I_Test_Pla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Test 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chniq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 Sequence Name</text:p>
          </table:table-cell>
          <table:table-cell table:style-name="ce1" office:value-type="string" calcext:value-type="string">
            <text:p>Simplified Test Sequence Code</text:p>
          </table:table-cell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signee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ote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. Basic Protocol Checks</text:p>
          </table:table-cell>
          <table:table-cell table:style-name="ce9"/>
          <table:table-cell table:style-name="ce22"/>
          <table:table-cell table:style-name="ce4" office:value-type="string" calcext:value-type="string">
            <text:p>(A) Handshake Signals (start, busy, done)</text:p>
          </table:table-cell>
          <table:table-cell table:style-name="ce9" table:number-columns-repeated="4"/>
          <table:table-cell table:style-name="ce10" office:value-type="string" calcext:value-type="string">
            <text:p>Tom</text:p>
          </table:table-cell>
          <table:table-cell table:style-name="ce29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1.1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start is ignored if busy=1.</text:p>
          </table:table-cell>
          <table:table-cell table:style-name="ce8" office:value-type="string" calcext:value-type="string">
            <text:p>spi_start_during_busy_seq</text:p>
          </table:table-cell>
          <table:table-cell table:style-name="ce8" office:value-type="string" calcext:value-type="string">
            <text:p>Wait for busy to become 1. -&gt; Send start -&gt; Wait 10 clk cycles.</text:p>
          </table:table-cell>
          <table:table-cell table:style-name="ce8" office:value-type="string" calcext:value-type="string">
            <text:p>Assert start while a transfer is in progress.</text:p>
          </table:table-cell>
          <table:table-cell table:style-name="ce8" office:value-type="string" calcext:value-type="string">
            <text:p>The start pulse is ignored, and no new transfer begins until the current one is complet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1.2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heck no new transaction begins until done pulses.</text:p>
          </table:table-cell>
          <table:table-cell table:style-name="ce8" office:value-type="string" calcext:value-type="string">
            <text:p>spi_start_before_done_seq</text:p>
          </table:table-cell>
          <table:table-cell table:style-name="ce8" office:value-type="string" calcext:value-type="string">
            <text:p>Send a transaction. -&gt; Wait for the 8th bit. -&gt; Send start.</text:p>
          </table:table-cell>
          <table:table-cell table:style-name="ce8" office:value-type="string" calcext:value-type="string">
            <text:p>Assert start immediately after the 8th bit but before done is pulsed.</text:p>
          </table:table-cell>
          <table:table-cell table:style-name="ce8" office:value-type="string" calcext:value-type="string">
            <text:p>The master ignores the new start pulse until the done pulse has been asserted and deassert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1.3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heck busy stays high for exactly 8 bit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asserts high immediately and remains high for the duration of the 8-bit transfer, then deasserts after done puls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1.4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done is exactly 1 clock cycle after the last bi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The done signal asserts high for exactly one clk cycle immediately after the 8th bit has been transferr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1.5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busy deasserts 1 clk cycle after don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deasserts in the clock cycle immediately following the done puls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1.6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busy goes high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a start pulse when the master is in the IDLE state.</text:p>
          </table:table-cell>
          <table:table-cell table:style-name="ce8" office:value-type="string" calcext:value-type="string">
            <text:p>busy asserts in the clock cycle immediately following the start pulse.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24"/>
          <table:table-cell table:style-name="ce1" office:value-type="string" calcext:value-type="string">
            <text:p>(B) Chip Select (cs_n)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1.2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must go low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start and observe cs_n.</text:p>
          </table:table-cell>
          <table:table-cell table:style-name="ce8" office:value-type="string" calcext:value-type="string">
            <text:p>cs_n asserts low in the clock cycle immediately following the start pulse.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1.2.2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should not glitch during transfer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Observe cs_n throughout an 8-bit transfer.</text:p>
          </table:table-cell>
          <table:table-cell table:style-name="ce8" office:value-type="string" calcext:value-type="string">
            <text:p>cs_n remains stable and low for the entire duration of the 8-bit transfer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2.3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must go high after the 8th bit (aligned with don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and done at the end of a transfer.</text:p>
          </table:table-cell>
          <table:table-cell table:style-name="ce8" office:value-type="string" calcext:value-type="string">
            <text:p>cs_n deasserts high in the same clock cycle that the done pulse is generat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2.4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should not deassert early (e.g., after 7 bits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during a transfer.</text:p>
          </table:table-cell>
          <table:table-cell table:style-name="ce8" office:value-type="string" calcext:value-type="string">
            <text:p>cs_n remains low for the full 8-bit transfer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. Data Integrity Checks</text:p>
          </table:table-cell>
          <table:table-cell table:style-name="ce9"/>
          <table:table-cell table:style-name="ce22"/>
          <table:table-cell table:style-name="ce4" office:value-type="string" calcext:value-type="string">
            <text:p>(A) TX Data (mosi)</text:p>
          </table:table-cell>
          <table:table-cell table:style-name="ce9" table:number-columns-repeated="4"/>
          <table:table-cell table:style-name="ce10" office:value-type="string" calcext:value-type="string">
            <text:p>Tom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2.1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mosi shifts out tx_data[7] first, tx_data[0] las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tx_data = 8'hA5. -&gt; Send the transaction.</text:p>
          </table:table-cell>
          <table:table-cell table:style-name="ce8" office:value-type="string" calcext:value-type="string">
            <text:p>Send a known 8-bit value (e.g., 8'hA5).</text:p>
          </table:table-cell>
          <table:table-cell table:style-name="ce8" office:value-type="string" calcext:value-type="string">
            <text:p>mosi should output bit 7, then 6, down to 0 on successive sclk edg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1.2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mosi only changes on falling sclk edge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mosi transitions relative to sclk during a transfer.</text:p>
          </table:table-cell>
          <table:table-cell table:style-name="ce8" office:value-type="string" calcext:value-type="string">
            <text:p>mosi should transition on the falling edge of sclk, as specified by SPI Mode 0.</text:p>
          </table:table-cell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1" office:value-type="string" calcext:value-type="string">
            <text:p>(B) RX Data (miso)</text:p>
          </table:table-cell>
          <table:table-cell table:style-name="ce5" table:number-columns-repeated="4"/>
          <table:table-cell table:style-name="ce11"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2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miso is sampled only on rising sclk edges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Drive a known pattern on miso and observe the internal rx_reg.</text:p>
          </table:table-cell>
          <table:table-cell table:style-name="ce8" office:value-type="string" calcext:value-type="string">
            <text:p>rx_reg should capture miso's value only on the rising edge of sclk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2.2.2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Compare rx_data with expected slave respons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a known value. -&gt; Send the transaction.</text:p>
          </table:table-cell>
          <table:table-cell table:style-name="ce8" office:value-type="string" calcext:value-type="string">
            <text:p>Send a known value and expect SLAVE_RESET_RESPONSE (8'hB9) back from the slave.</text:p>
          </table:table-cell>
          <table:table-cell table:style-name="ce8" office:value-type="string" calcext:value-type="string">
            <text:p>The final rx_data output should match 8'hB9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2.3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rx_data updates only when done=1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rx_data during and at the end of a transfer.</text:p>
          </table:table-cell>
          <table:table-cell table:style-name="ce8" office:value-type="string" calcext:value-type="string">
            <text:p>The rx_data output should remain at its old value until the done pulse, at which point it should update to the new received data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. Clock (sclk) Check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office:value-type="string" calcext:value-type="string">
            <text:p>Aiman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3.1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sclk period = 2 * CLK_DIV * clk perio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easure the sclk period for CLK_DIV=4.</text:p>
          </table:table-cell>
          <table:table-cell table:style-name="ce8" office:value-type="string" calcext:value-type="string">
            <text:p>The sclk period should be 8 times the clk period.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3.1.3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sclk=0 when cs_n=1 (idl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Observe sclk when no transfers are active.</text:p>
          </table:table-cell>
          <table:table-cell table:style-name="ce8" office:value-type="string" calcext:value-type="string">
            <text:p>sclk should remain low when the master is in the IDLE stat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3.1.4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no sclk glitches outside transfer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Monitor sclk for a period of time with no transfers.</text:p>
          </table:table-cell>
          <table:table-cell table:style-name="ce8" office:value-type="string" calcext:value-type="string">
            <text:p>sclk should remain at a constant low level without any spurious pulses or glitches.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. Error Cases &amp; Corner Case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office:value-type="string" calcext:value-type="string">
            <text:p>Ang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4.1.1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Reset during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After 4 bits, assert rst_n for 5 cycles.</text:p>
          </table:table-cell>
          <table:table-cell table:style-name="ce8" office:value-type="string" calcext:value-type="string">
            <text:p>Assert rst_n low while a transfer is in progress.</text:p>
          </table:table-cell>
          <table:table-cell table:style-name="ce8" office:value-type="string" calcext:value-type="string">
            <text:p>The transaction is aborted immediately. busy goes low, cs_n goes high, and sclk is forced low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4.1.2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Back-to-back transfers.</text:p>
          </table:table-cell>
          <table:table-cell table:style-name="ce8" office:value-type="string" calcext:value-type="string">
            <text:p>spi_back_to_back_seq</text:p>
          </table:table-cell>
          <table:table-cell table:style-name="ce8" office:value-type="string" calcext:value-type="string">
            <text:p>Send transaction A. -&gt; Wait for transaction A to complete. -&gt; Send transaction B.</text:p>
          </table:table-cell>
          <table:table-cell table:style-name="ce8" office:value-type="string" calcext:value-type="string">
            <text:p>Initiate a second transfer as soon as the first one completes (e.g., in the cycle after done pulses).</text:p>
          </table:table-cell>
          <table:table-cell table:style-name="ce8" office:value-type="string" calcext:value-type="string">
            <text:p>The second transfer should begin and complete without corruption from the first transaction's done signal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1.3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Start without rst_n.</text:p>
          </table:table-cell>
          <table:table-cell table:style-name="ce8" office:value-type="string" calcext:value-type="string">
            <text:p>spi_start_without_reset_seq</text:p>
          </table:table-cell>
          <table:table-cell table:style-name="ce8" office:value-type="string" calcext:value-type="string">
            <text:p>Do not apply reset. -&gt; Send start.</text:p>
          </table:table-cell>
          <table:table-cell table:style-name="ce8" office:value-type="string" calcext:value-type="string">
            <text:p>Assert start after power-up but before a reset has occurred.</text:p>
          </table:table-cell>
          <table:table-cell table:style-name="ce8" office:value-type="string" calcext:value-type="string">
            <text:p>No operation should begin. The design should not start a transfer until after an active-low reset has been applied and released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4.1.4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miso timing violations.</text:p>
          </table:table-cell>
          <table:table-cell table:style-name="ce8" office:value-type="string" calcext:value-type="string">
            <text:p>spi_timing_violation_seq</text:p>
          </table:table-cell>
          <table:table-cell table:style-name="ce8" office:value-type="string" calcext:value-type="string">
            <text:p>Send a transaction. -&gt; Drive miso to change exactly on a rising sclk edge.</text:p>
          </table:table-cell>
          <table:table-cell table:style-name="ce8" office:value-type="string" calcext:value-type="string">
            <text:p>Introduce miso data changes too close to the rising sclk edge.</text:p>
          </table:table-cell>
          <table:table-cell table:style-name="ce8" office:value-type="string" calcext:value-type="string">
            <text:p>The monitor should detect and report setup/hold timing violations. The DUT's behavior with respect to the violation should be check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1.5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Long sequence of transfers.</text:p>
          </table:table-cell>
          <table:table-cell table:style-name="ce8" office:value-type="string" calcext:value-type="string">
            <text:p>spi_long_transfer_seq</text:p>
          </table:table-cell>
          <table:table-cell table:style-name="ce8" office:value-type="string" calcext:value-type="string">
            <text:p>Repeat spi_basic_transfer_seq 100 times with random delays.</text:p>
          </table:table-cell>
          <table:table-cell table:style-name="ce8" office:value-type="string" calcext:value-type="string">
            <text:p>Run a sequence of 100+ transactions with random delays between them.</text:p>
          </table:table-cell>
          <table:table-cell table:style-name="ce8" office:value-type="string" calcext:value-type="string">
            <text:p>The master should handle the long sequence without any cumulative errors or unexpected state chang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1.6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Synchronous reset.</text:p>
          </table:table-cell>
          <table:table-cell table:style-name="ce8" office:value-type="string" calcext:value-type="string">
            <text:p>spi_sync_reset_seq</text:p>
          </table:table-cell>
          <table:table-cell table:style-name="ce8" office:value-type="string" calcext:value-type="string">
            <text:p>Send a transaction. -&gt; Assert rst_n low on a rising clk edge.</text:p>
          </table:table-cell>
          <table:table-cell table:style-name="ce8" office:value-type="string" calcext:value-type="string">
            <text:p>Assert rst_n low synchronously with clk.</text:p>
          </table:table-cell>
          <table:table-cell table:style-name="ce8" office:value-type="string" calcext:value-type="string">
            <text:p>The reset should be effective on the next rising edge of clk, forcing the master to the IDLE state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5. UVM-Specific Check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office:value-type="string" calcext:value-type="string">
            <text:p>Ang</text:p>
          </table:table-cell>
          <table:table-cell table:style-name="ce10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5.1.1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Transaction Matching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The scoreboard compares the sequence item sent by the driver with the one received by the monitor.</text:p>
          </table:table-cell>
          <table:table-cell table:style-name="ce8" office:value-type="string" calcext:value-type="string">
            <text:p>The tx_data from the driver and the rx_data captured by the monitor should match the expected values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1.2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Scoreboard comparison of sent vs. receive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known transaction.</text:p>
          </table:table-cell>
          <table:table-cell table:style-name="ce8" office:value-type="string" calcext:value-type="string">
            <text:p>The scoreboard compares the tx_data from the driver with the rx_data captured by the monitor, using the slave's reference model.</text:p>
          </table:table-cell>
          <table:table-cell table:style-name="ce8" office:value-type="string" calcext:value-type="string">
            <text:p>The scoreboard should pass, confirming that the slave's response (8'hB9) was correctly received by the master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1.3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Reset during active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During the transaction, assert rst_n.</text:p>
          </table:table-cell>
          <table:table-cell table:style-name="ce8" office:value-type="string" calcext:value-type="string">
            <text:p>Generate a reset pulse while a transaction is active. The scoreboard should not flag an error.</text:p>
          </table:table-cell>
          <table:table-cell table:style-name="ce8" office:value-type="string" calcext:value-type="string">
            <text:p>The scoreboard should handle the reset gracefully without an unexpected mismatch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1.4</text:p>
          </table:table-cell>
          <table:table-cell table:style-name="ce23" office:value-type="string" calcext:value-type="string">
            <text:p>Coverage</text:p>
          </table:table-cell>
          <table:table-cell table:style-name="ce8" office:value-type="string" calcext:value-type="string">
            <text:p>Coverage: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Run randomized tests covering a wide range of tx_data and rx_data values.</text:p>
          </table:table-cell>
          <table:table-cell table:style-name="ce8" office:value-type="string" calcext:value-type="string">
            <text:p>The functional coverage report should show high coverage for the tx_data and rx_data bins.</text:p>
          </table:table-cell>
          <table:table-cell table:style-name="ce3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>
            <text:p>5.1.5</text:p>
          </table:table-cell>
          <table:table-cell table:style-name="ce23" office:value-type="string" calcext:value-type="string">
            <text:p>Coverage</text:p>
          </table:table-cell>
          <table:table-cell table:style-name="ce8" office:value-type="string" calcext:value-type="string">
            <text:p>Cross-coverage of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Generate a large number of random transactions and collect cross-coverage data.</text:p>
          </table:table-cell>
          <table:table-cell table:style-name="ce8" office:value-type="string" calcext:value-type="string">
            <text:p>The cross tx_data, rx_data coverage point should show high coverage, ensuring that various combinations of transmitted and received data have been exercised.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17"/>
          <table:table-cell table:style-name="ce21" office:value-type="string" calcext:value-type="string">
            <text:p>5.1.6</text:p>
          </table:table-cell>
          <table:table-cell table:style-name="ce25" office:value-type="string" calcext:value-type="string">
            <text:p>Coverage</text:p>
          </table:table-cell>
          <table:table-cell table:style-name="ce21" office:value-type="string" calcext:value-type="string">
            <text:p>State machine and parameter coverage.</text:p>
          </table:table-cell>
          <table:table-cell table:style-name="ce21" office:value-type="string" calcext:value-type="string">
            <text:p>spi_random_transfer_seq</text:p>
          </table:table-cell>
          <table:table-cell table:style-name="ce21" office:value-type="string" calcext:value-type="string">
            <text:p>Run a variety of randomized and directed sequences.</text:p>
          </table:table-cell>
          <table:table-cell table:style-name="ce21" office:value-type="string" calcext:value-type="string">
            <text:p>The coverage report should show that all state transitions (IDLE -&gt; TRANSFER, TRANSFER -&gt; IDLE) have been exercised, and that the DUT has been tested with different values of CLK_DIV.</text:p>
          </table:table-cell>
          <table:table-cell table:style-name="ce17"/>
          <table:table-cell table:style-name="ce12" table:number-columns-repeated="101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PI_Test_Plan.A1:SPI_Test_Plan.AMJ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09:07:33.066604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8-11T13:45:51.115783299</meta:creation-date>
    <meta:generator>LibreOffice/6.4.7.2$Linux_X86_64 LibreOffice_project/40$Build-2</meta:generator>
    <dc:date>2025-08-18T10:33:04.583401016</dc:date>
    <meta:editing-duration>PT1H34M44S</meta:editing-duration>
    <meta:editing-cycles>8</meta:editing-cycles>
    <meta:document-statistic meta:table-count="1" meta:cell-count="232" meta:object-count="0"/>
  </office:meta>
</office:document-meta>
</file>